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2fc1" officeooo:paragraph-rsid="000e2fc1"/>
    </style:style>
    <style:style style:name="P2" style:family="paragraph" style:parent-style-name="Standard">
      <style:text-properties officeooo:rsid="000e2fc1" officeooo:paragraph-rsid="000e7248"/>
    </style:style>
    <style:style style:name="P3" style:family="paragraph" style:parent-style-name="Standard">
      <style:text-properties officeooo:rsid="000e2fc1" officeooo:paragraph-rsid="000f6183"/>
    </style:style>
    <style:style style:name="P4" style:family="paragraph" style:parent-style-name="Standard">
      <style:text-properties officeooo:rsid="000e7248" officeooo:paragraph-rsid="000e7248"/>
    </style:style>
    <style:style style:name="T1" style:family="text">
      <style:text-properties officeooo:rsid="000e7248"/>
    </style:style>
    <style:style style:name="T2" style:family="text">
      <style:text-properties officeooo:rsid="000e9db8"/>
    </style:style>
    <style:style style:name="T3" style:family="text">
      <style:text-properties officeooo:rsid="000f61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ssignment 1 - Thought Exercise</text:span></text:p>
      <text:p text:style-name="P4">Social Media Mining, Fall 2018</text:p>
      <text:p text:style-name="P4">Keith Hickman</text:p>
      <text:p text:style-name="P4"/>
      <text:p text:style-name="P4"/>
      <text:p text:style-name="P4">This exercise examines the article “Towards detecting influenza epidemics by analyzing Twitter messages” <text:span text:style-name="T2">by Aron Culotta, SE Louisiana State University. </text:span></text:p>
      <text:p text:style-name="P4"/>
      <text:p text:style-name="P3">The <text:span text:style-name="T3">author’s </text:span>overall premise is that it is possible to predict flu outbreaks using social media mining, natural language processing, and proper simple or multiple linear regression models. The author make<text:span text:style-name="T3">s</text:span> several convincing arguments. Though I have some reservations about the strength of their keyword selection process, I believe that their premise and methodology is sound, and could offer promising abilities for agencies such as the CDC to use predictive modeling in addressing public health crises. <text:span text:style-name="T3">Previous efforts have examined data collected by the CDC using a database commonly referred to as ILI.</text:span> The authors consider previous weaknesses pointed out by other researchers. Namely, that using keyword matching to calculate the likelihood of an actual ILI-related event can be skewed by misclassifying non-ILI-related posts containing one of the selected keywords. <text:s/>Additionally, the authors explain the benefits and drawbacks of their model choices, namely between simple and multiple linear regression. <text:s/></text:p>
      <text:p text:style-name="P3"/>
      <text:p text:style-name="P3">Previous efforts to do this have suffered from using non-real-time datasets, and have potentially suffered from overfitting in the case of using multiple linear regression. <text:s/></text:p>
      <text:p text:style-name="P3"/>
      <text:p text:style-name="P3"><text:span text:style-name="T3">Though the author provide several strong arguments for model selection and population, their keyword s</text:span>election by correlation coefficient methodology suffers here from simply taking the correlation coefficient of each tokenized word on its own, without necessary regard for other factors like parts of speech. <text:s/></text:p>
      <text:p text:style-name="P3"/>
      <text:p text:style-name="P3">This <text:span text:style-name="T3">article </text:span>is valuable in that public health situations such as a flu outbreak can be time-sensitive; real-time reporting is crucial in detecting and responding to outbreaks before they become unmanageable. Using a publicly available corpus of 500,000 tweets collected over a 10-week period, the authors seek to model a detection classifier to predict when a flu outbreak is about to occur. </text:p>
      <text:p text:style-name="P1"/>
      <text:p text:style-name="P1">The true implication here is that the increasingly vast amounts of data being generated by systems (people interacting with environment and things) can be sampled and modeled to address significant problems, including social issues (crime, poverty, unemployment), public health issues (disease outbreaks) and myriad other areas that have traditionally required experiments to gather and analyze this data. Open-sourcing this type of research and data will increase the speed with which people are able to ask and answer increasingly difficult problems. </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1:55:40.434516680</meta:creation-date>
    <dc:date>2018-09-03T12:31:56.380605521</dc:date>
    <meta:editing-duration>PT5M45S</meta:editing-duration>
    <meta:editing-cycles>3</meta:editing-cycles>
    <meta:generator>LibreOffice/5.1.6.2$Linux_x86 LibreOffice_project/10m0$Build-2</meta:generator>
    <meta:document-statistic meta:table-count="0" meta:image-count="0" meta:object-count="0" meta:page-count="1" meta:paragraph-count="9" meta:word-count="392" meta:character-count="2673" meta:non-whitespace-character-count="2280"/>
  </office:meta>
</office:document-meta>
</file>